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c8c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326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e74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</text:span><text:span text:style-name="T6">4</text:span><text:span text:style-name="T3">.</text:span><text:span text:style-name="T6">2</text:span><text:span text:style-name="T1">. </text:span><text:span text:style-name="T6">Representar el mazo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7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5T16:26:17.535000000</dc:date>
    <meta:editing-duration>PT18M27S</meta:editing-duration>
    <meta:editing-cycles>32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8" meta:character-count="61" meta:non-whitespace-character-count="56"/>
  </office:meta>
</office:document-meta>
</file>